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Ubuntu Mono" svg:font-family="'Ubuntu Mono'" style:font-pitch="fixed"/>
    <style:font-face style:name="CartaNova Texte1" svg:font-family="'CartaNova Texte'" style:font-pitch="variable"/>
    <style:font-face style:name="CartaNova Texte" svg:font-family="'CartaNova Texte'" style:font-adornments="Normal" style:font-pitch="variable"/>
    <style:font-face style:name="CartaNova Titre" svg:font-family="'CartaNova Titre'" style:font-adornments="Normal" style:font-pitch="variable"/>
    <style:font-face style:name="Linux Libertine O" svg:font-family="'Linux Libertine O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weight="bold" officeooo:rsid="00b6db51" officeooo:paragraph-rsid="0084cba0" style:font-weight-asian="bold" style:font-weight-complex="bold"/>
    </style:style>
    <style:style style:name="P2" style:family="paragraph" style:parent-style-name="Text_20_body">
      <style:paragraph-properties fo:line-height="100%"/>
      <style:text-properties fo:font-weight="bold" officeooo:rsid="00b6db51" officeooo:paragraph-rsid="007ad0bf" style:font-weight-asian="bold" style:font-weight-complex="bold"/>
    </style:style>
    <style:style style:name="P3" style:family="paragraph" style:parent-style-name="Text_20_body">
      <style:paragraph-properties fo:line-height="100%"/>
      <style:text-properties fo:font-weight="bold" officeooo:rsid="00b81fc3" officeooo:paragraph-rsid="007ad0bf" style:font-weight-asian="bold" style:font-weight-complex="bold"/>
    </style:style>
    <style:style style:name="P4" style:family="paragraph" style:parent-style-name="Text_20_body">
      <style:paragraph-properties fo:line-height="100%"/>
      <style:text-properties officeooo:rsid="00be0685" officeooo:paragraph-rsid="007ad0bf"/>
    </style:style>
    <style:style style:name="P5" style:family="paragraph" style:parent-style-name="Text_20_body">
      <style:paragraph-properties fo:line-height="100%"/>
      <style:text-properties fo:font-style="italic" fo:font-weight="normal" officeooo:rsid="00b6db51" officeooo:paragraph-rsid="0090ef32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line-height="100%"/>
      <style:text-properties fo:font-style="italic" officeooo:rsid="0090ef32" officeooo:paragraph-rsid="0090ef32" style:font-style-asian="italic" style:font-style-complex="italic"/>
    </style:style>
    <style:style style:name="P7" style:family="paragraph" style:parent-style-name="Title">
      <style:paragraph-properties fo:line-height="100%"/>
      <style:text-properties officeooo:rsid="009035ef" officeooo:paragraph-rsid="009035ef" fo:background-color="transparent"/>
    </style:style>
    <style:style style:name="P8" style:family="paragraph" style:parent-style-name="Text_20_body" style:master-page-name="Standard">
      <style:paragraph-properties fo:line-height="100%" fo:text-align="center" style:justify-single-word="false" style:page-number="auto"/>
      <style:text-properties officeooo:rsid="0017f445" officeooo:paragraph-rsid="0017f445" fo:background-color="transparent"/>
    </style:style>
    <style:style style:name="P9" style:family="paragraph" style:parent-style-name="Text_20_body" style:list-style-name="L1">
      <style:paragraph-properties fo:line-height="100%" fo:text-align="start" style:justify-single-word="false"/>
      <style:text-properties fo:font-weight="normal" officeooo:rsid="00b6db51" officeooo:paragraph-rsid="0084cba0" style:font-weight-asian="normal" style:font-weight-complex="normal"/>
    </style:style>
    <style:style style:name="P10" style:family="paragraph" style:parent-style-name="Text_20_body" style:list-style-name="L1">
      <style:paragraph-properties fo:line-height="100%"/>
      <style:text-properties fo:font-weight="normal" officeooo:rsid="00b6db51" officeooo:paragraph-rsid="0084cba0" style:font-weight-asian="normal" style:font-weight-complex="normal"/>
    </style:style>
    <style:style style:name="P11" style:family="paragraph" style:parent-style-name="Text_20_body" style:list-style-name="L1">
      <style:paragraph-properties fo:line-height="100%"/>
      <style:text-properties fo:font-weight="normal" officeooo:rsid="0084cba0" officeooo:paragraph-rsid="0084cba0" style:font-weight-asian="normal" style:font-weight-complex="normal"/>
    </style:style>
    <style:style style:name="P12" style:family="paragraph" style:parent-style-name="Text_20_body" style:list-style-name="L4">
      <style:paragraph-properties fo:line-height="100%"/>
      <style:text-properties fo:font-weight="normal" officeooo:rsid="00be0685" officeooo:paragraph-rsid="008ece50" style:font-weight-asian="normal" style:font-weight-complex="normal"/>
    </style:style>
    <style:style style:name="P13" style:family="paragraph" style:parent-style-name="Text_20_body" style:list-style-name="L4">
      <style:paragraph-properties fo:line-height="100%"/>
      <style:text-properties fo:font-weight="normal" officeooo:rsid="00d8ee88" officeooo:paragraph-rsid="008ece50" style:font-weight-asian="normal" style:font-weight-complex="normal"/>
    </style:style>
    <style:style style:name="P14" style:family="paragraph" style:parent-style-name="Text_20_body">
      <style:paragraph-properties fo:line-height="100%"/>
      <style:text-properties fo:font-weight="normal" officeooo:rsid="00935d8e" officeooo:paragraph-rsid="00935d8e" style:font-weight-asian="normal" style:font-weight-complex="normal"/>
    </style:style>
    <style:style style:name="P15" style:family="paragraph" style:parent-style-name="Text_20_body" style:list-style-name="L2">
      <style:paragraph-properties fo:line-height="100%"/>
      <style:text-properties officeooo:rsid="00b4166c" officeooo:paragraph-rsid="007ad0bf"/>
    </style:style>
    <style:style style:name="P16" style:family="paragraph" style:parent-style-name="Text_20_body" style:list-style-name="L2">
      <style:paragraph-properties fo:line-height="100%"/>
      <style:text-properties officeooo:rsid="00b46eb9" officeooo:paragraph-rsid="007ad0bf"/>
    </style:style>
    <style:style style:name="P17" style:family="paragraph" style:parent-style-name="Text_20_body" style:list-style-name="L2">
      <style:paragraph-properties fo:line-height="100%"/>
      <style:text-properties officeooo:rsid="00b951b4" officeooo:paragraph-rsid="007ad0bf"/>
    </style:style>
    <style:style style:name="P18" style:family="paragraph" style:parent-style-name="Text_20_body" style:list-style-name="L2">
      <style:paragraph-properties fo:line-height="100%"/>
      <style:text-properties officeooo:rsid="00b951b4" officeooo:paragraph-rsid="007ad0bf" fo:background-color="transparent"/>
    </style:style>
    <style:style style:name="P19" style:family="paragraph" style:parent-style-name="Text_20_body">
      <style:paragraph-properties fo:line-height="100%"/>
      <style:text-properties officeooo:rsid="00b6db51" officeooo:paragraph-rsid="007ad0bf" fo:background-color="transparent"/>
    </style:style>
    <style:style style:name="P20" style:family="paragraph" style:parent-style-name="Text_20_body" style:list-style-name="L5">
      <style:paragraph-properties fo:line-height="100%"/>
      <style:text-properties officeooo:rsid="00da623a" officeooo:paragraph-rsid="007ad0bf"/>
    </style:style>
    <style:style style:name="P21" style:family="paragraph" style:parent-style-name="Text_20_body">
      <style:paragraph-properties fo:line-height="100%"/>
      <style:text-properties fo:font-style="italic" officeooo:rsid="0090ef32" officeooo:paragraph-rsid="0091f458" style:font-style-asian="italic" style:font-style-complex="italic"/>
    </style:style>
    <style:style style:name="P22" style:family="paragraph" style:parent-style-name="Text_20_body">
      <style:paragraph-properties fo:line-height="100%" fo:text-align="start" style:justify-single-word="false"/>
      <style:text-properties fo:font-style="italic" officeooo:rsid="0090ef32" officeooo:paragraph-rsid="0093577f" style:font-style-asian="italic" style:font-style-complex="italic"/>
    </style:style>
    <style:style style:name="P23" style:family="paragraph" style:parent-style-name="Text_20_body" style:list-style-name="L2">
      <style:paragraph-properties fo:line-height="100%"/>
      <style:text-properties officeooo:rsid="00bc5d54" officeooo:paragraph-rsid="007ad0b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4cba0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d50772" style:font-weight-asian="bold" style:font-weight-complex="bold"/>
    </style:style>
    <style:style style:name="T5" style:family="text">
      <style:text-properties fo:font-weight="bold" officeooo:rsid="00d6a7f2" style:font-weight-asian="bold" style:font-weight-complex="bold"/>
    </style:style>
    <style:style style:name="T6" style:family="text">
      <style:text-properties officeooo:rsid="00d420e6"/>
    </style:style>
    <style:style style:name="T7" style:family="text">
      <style:text-properties officeooo:rsid="00b951b4"/>
    </style:style>
    <style:style style:name="T8" style:family="text">
      <style:text-properties officeooo:rsid="00baef79"/>
    </style:style>
    <style:style style:name="T9" style:family="text">
      <style:text-properties officeooo:rsid="00cb202d"/>
    </style:style>
    <style:style style:name="T10" style:family="text">
      <style:text-properties officeooo:rsid="00d50772"/>
    </style:style>
    <style:style style:name="T11" style:family="text">
      <style:text-properties officeooo:rsid="00d6a7f2"/>
    </style:style>
    <style:style style:name="T12" style:family="text">
      <style:text-properties style:font-name="Ubuntu Mono"/>
    </style:style>
    <style:style style:name="T13" style:family="text">
      <style:text-properties style:font-name="Ubuntu Mono" officeooo:rsid="008af49c"/>
    </style:style>
    <style:style style:name="T14" style:family="text">
      <style:text-properties style:font-name="Ubuntu Mono" fo:font-style="normal" officeooo:rsid="0084cba0" style:font-style-asian="normal" style:font-style-complex="normal"/>
    </style:style>
    <style:style style:name="T15" style:family="text">
      <style:text-properties officeooo:rsid="0084cba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84cba0" style:font-style-asian="normal" style:font-style-complex="normal"/>
    </style:style>
    <style:style style:name="T18" style:family="text">
      <style:text-properties fo:font-style="normal" officeooo:rsid="0091f458" style:font-style-asian="normal" style:font-style-complex="normal"/>
    </style:style>
    <style:style style:name="T19" style:family="text">
      <style:text-properties fo:font-style="normal" officeooo:rsid="00926d37" style:font-style-asian="normal" style:font-style-complex="normal"/>
    </style:style>
    <style:style style:name="T20" style:family="text">
      <style:text-properties fo:font-style="normal" fo:font-weight="normal" officeooo:rsid="00d5077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88fdd" style:font-style-asian="normal" style:font-weight-asian="normal" style:font-style-complex="normal" style:font-weight-complex="normal"/>
    </style:style>
    <style:style style:name="T22" style:family="text">
      <style:text-properties style:font-name="CartaNova Texte1"/>
    </style:style>
    <style:style style:name="T23" style:family="text">
      <style:text-properties style:font-name="CartaNova Texte1" fo:font-style="normal" officeooo:rsid="0084cba0" style:font-style-asian="normal" style:font-style-complex="normal"/>
    </style:style>
    <style:style style:name="T24" style:family="text">
      <style:text-properties style:font-name="CartaNova Texte1" officeooo:rsid="00b951b4" fo:background-color="transparent" loext:char-shading-value="0"/>
    </style:style>
    <style:style style:name="T25" style:family="text">
      <style:text-properties officeooo:rsid="00852189"/>
    </style:style>
    <style:style style:name="T26" style:family="text">
      <style:text-properties officeooo:rsid="00888fdd"/>
    </style:style>
    <style:style style:name="T27" style:family="text">
      <style:text-properties officeooo:rsid="009035ef"/>
    </style:style>
    <style:style style:name="T28" style:family="text">
      <style:text-properties officeooo:rsid="0090ef32"/>
    </style:style>
    <style:style style:name="T29" style:family="text">
      <style:text-properties officeooo:rsid="0091f458"/>
    </style:style>
    <style:style style:name="T30" style:family="text">
      <style:text-properties officeooo:rsid="0093577f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cb202d" fo:background-color="transparent" loext:char-shading-value="0"/>
    </style:style>
    <style:style style:name="T33" style:family="text">
      <style:text-properties officeooo:rsid="00935d8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Publier de la TEI - 1</text:p>
      <text:h text:style-name="Heading_20_2" text:outline-level="2">TEI TP 01 – <text:span text:style-name="T25">TEI, premier document et quelques outils</text:span></text:h>
      <text:p text:style-name="P1"><text:span text:style-name="T15">0</text:span>. <text:span text:style-name="T15">Installation du module complémentaire TEI d'&lt;oXygen/&gt;</text:span></text:p>
      <text:list xml:id="list5293602443654613403" text:style-name="L1">
        <text:list-item>
          <text:p text:style-name="P9"><text:span text:style-name="T15">Dans </text:span><text:span text:style-name="T2">Options/préférences/add-ons</text:span><text:span text:style-name="T17">, ajouter l'adresse<text:line-break/> </text:span><text:a xlink:type="simple" xlink:href="http://www.tei-c.org/release/oxygen/updateSite.oxygen" text:style-name="Internet_20_link" text:visited-style-name="Visited_20_Internet_20_Link"><text:span text:style-name="T14">http://www.tei-c.org/release/oxygen/updateSite.oxygen</text:span></text:a><text:span text:style-name="T14"> </text:span><text:span text:style-name="T23">(et appliquer) ;</text:span></text:p>
        </text:list-item>
        <text:list-item>
          <text:p text:style-name="P10"><text:span text:style-name="T17">dans </text:span><text:span text:style-name="T2">Association de type de document</text:span><text:span text:style-name="T17">, tout désactiver ;</text:span></text:p>
        </text:list-item>
        <text:list-item>
          <text:p text:style-name="P11"><text:span text:style-name="T17">d</text:span><text:span text:style-name="T16">ans </text:span><text:span text:style-name="T1">Aide/Installer des nouveaux add-ons</text:span><text:span text:style-name="T16">, afficher et installer le module TEI-P5.</text:span></text:p>
        </text:list-item>
      </text:list>
      <text:p text:style-name="P2">1. <text:span text:style-name="T28">Feuilles de style du Consortium TEI</text:span></text:p>
      <text:p text:style-name="P5">Conversion d'un document ODT <text:span text:style-name="T27">vers</text:span> TEI</text:p>
      <text:list xml:id="list1539838898254797056" text:style-name="L2">
        <text:list-item>
          <text:p text:style-name="P15">ouvrir le fichier document.odt dans &lt;oXygen/&gt; ; constater qu'il s'agit d'une archive, et que le contenu est dans un document XML, <text:span text:style-name="T12">content.xml</text:span></text:p>
        </text:list-item>
        <text:list-item>
          <text:p text:style-name="P15">configurer et appliquer le scenario de transformation <text:span text:style-name="T6">ODT TEI P5 ;</text:span></text:p>
        </text:list-item>
        <text:list-item>
          <text:p text:style-name="P16">regarder le résultat ; comment est structuré ce fichier ? Comment peut-on qualifier cet encodage TEI ? </text:p>
        </text:list-item>
      </text:list>
      <text:p text:style-name="P6">Conversion d’un document TEI <text:span text:style-name="T29">pour publication</text:span></text:p>
      <text:p text:style-name="P22">- <text:s/><text:span text:style-name="T16">convertir le document Ex_theatre_3_corr.xml en html, en </text:span><text:span text:style-name="T18">html, pdf, </text:span><text:span text:style-name="T19">epub,</text:span><text:span text:style-name="T18"> </text:span><text:span text:style-name="T20">via les XSL déjà fournies par le Consortium TEI), </text:span><text:span text:style-name="T21">et, si vous en avez le temps, via oXgarage (</text:span><text:a xlink:type="simple" xlink:href="http://oxgarage.oucs.ox.ac.uk:8080/ege-webclient/" text:style-name="Internet_20_link" text:visited-style-name="Visited_20_Internet_20_Link"><text:span text:style-name="T21">http://oxgarage.oucs.ox.ac.uk:8080/ege-webclient/</text:span></text:a><text:span text:style-name="T21">) ou Diple<text:line-break/> (</text:span><text:a xlink:type="simple" xlink:href="http://developpements.enc.sorbonne.fr/diple/" text:style-name="Internet_20_link" text:visited-style-name="Visited_20_Internet_20_Link"><text:span text:style-name="T21">http://developpements.enc.sorbonne.fr/diple/</text:span></text:a><text:span text:style-name="T21">).</text:span></text:p>
      <text:p text:style-name="P21"><text:span text:style-name="T29">Conversion d’un document TEI ODD</text:span></text:p>
      <text:p text:style-name="P19">- <text:span text:style-name="T30">convertir l’ODD teiPrint.xml en html et en RelaxNG.</text:span></text:p>
      <text:p text:style-name="P3">2. <text:span text:style-name="T7">Stylage avec CSS</text:span></text:p>
      <text:list xml:id="list135232749230952" text:continue-numbering="true" text:style-name="L2">
        <text:list-item>
          <text:p text:style-name="P17">CSS : ouvrir le document en mode auteur. Que constate-t-on ?</text:p>
        </text:list-item>
        <text:list-item>
          <text:p text:style-name="P18">aller chercher la CSS dans <text:span text:style-name="T12">Oxygen XML Editor N/frameworks/tei/xml/tei/css</text:span><text:span text:style-name="T22"> ;</text:span></text:p>
        </text:list-item>
        <text:list-item>
          <text:p text:style-name="P23"><text:span text:style-name="T32">si vous en associez une copie au document, vous pouvez ensuite la </text:span><text:span text:style-name="T31">modifier, </text:span><text:span text:style-name="T32">et faire varier l'affichage du mode auteur (ou dans un navigateur), ou ajouter une surcouche CSS avec votre personnalisation.</text:span></text:p>
        </text:list-item>
      </text:list>
      <text:p text:style-name="P4"><text:span text:style-name="T3">3. Publication </text:span><text:span text:style-name="T4">dynamique</text:span><text:span text:style-name="T3"> d'un document TEI </text:span><text:span text:style-name="T4">via un CMS </text:span><text:span text:style-name="T5">(TEIBoilerplate)</text:span></text:p>
      <text:list xml:id="list5092734218806154213" text:style-name="L4">
        <text:list-item>
          <text:p text:style-name="P12"><text:span text:style-name="T11">Extraire le contenu de l'archive </text:span><text:span text:style-name="T13">TEI-Boilerplate-master.zip</text:span><text:span text:style-name="T24"> ;</text:span></text:p>
        </text:list-item>
        <text:list-item>
          <text:p text:style-name="P13">dans le sous-dossier <text:span text:style-name="T12">content,</text:span> copier le fichier <text:span text:style-name="T33">à publier ;</text:span></text:p>
        </text:list-item>
        <text:list-item>
          <text:p text:style-name="P13">lui associer la feuille de style <text:span text:style-name="T12">teibp.xsl</text:span><text:span text:style-name="T24"> ;</text:span></text:p>
        </text:list-item>
      </text:list>
      <text:p text:style-name="P14"><text:span text:style-name="T24">&lt;?xml-stylesheet type="text/xsl" href="teibp.xsl"?&gt;</text:span></text:p>
      <text:list xml:id="list9043790206601409659" text:style-name="L5">
        <text:list-item>
          <text:p text:style-name="P20">l'ouvrir dans un navigateur (Firefox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Ubuntu Mono" svg:font-family="'Ubuntu Mono'" style:font-pitch="fixed"/>
    <style:font-face style:name="CartaNova Texte1" svg:font-family="'CartaNova Texte'" style:font-pitch="variable"/>
    <style:font-face style:name="CartaNova Texte" svg:font-family="'CartaNova Texte'" style:font-adornments="Normal" style:font-pitch="variable"/>
    <style:font-face style:name="CartaNova Titre" svg:font-family="'CartaNova Titre'" style:font-adornments="Normal" style:font-pitch="variable"/>
    <style:font-face style:name="Linux Libertine O" svg:font-family="'Linux Libertine O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 O" fo:font-family="'Linux Libertine O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taNova Titre" fo:font-family="'CartaNova Titre'" style:font-style-name="Normal" style:font-pitch="variable" fo:font-size="2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loext:contextual-spacing="false" fo:line-height="100%" fo:text-align="justify" style:justify-single-word="false" fo:hyphenation-ladder-count="no-limit" fo:text-indent="0.499cm" style:auto-text-indent="false" style:page-number="auto"/>
      <style:text-properties style:font-name="CartaNova Texte" fo:font-family="'CartaNova Texte'" style:font-style-name="Normal" style:font-pitch="variable" fo:font-size="12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margin-top="0.15cm" fo:margin-bottom="0.21cm" loext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5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cm" fo:margin-bottom="0.109cm" loext:contextual-spacing="false"/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45%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Bibliography_20_1" style:display-name="Bibliography 1" style:family="paragraph" style:parent-style-name="Index" style:next-style-name="Commentaire_5f_bibliogr" style:class="index" style:master-page-name="">
      <loext:graphic-properties draw:fill="none" draw:fill-color="#99ccff"/>
      <style:paragraph-properties fo:margin-left="0cm" fo:margin-right="0cm" fo:margin-top="0cm" fo:margin-bottom="0cm" loext:contextual-spacing="false" fo:text-align="justify" style:justify-single-word="false" fo:text-indent="-0.499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</style:paragraph-properties>
      <style:text-properties fo:font-size="10pt"/>
    </style:style>
    <style:style style:name="Commentaire_5f_bibliogr" style:display-name="Commentaire_bibliogr" style:family="paragraph" style:parent-style-name="Text_20_body">
      <style:paragraph-properties fo:margin-left="1cm" fo:margin-right="0cm" fo:margin-top="0.199cm" fo:margin-bottom="0.21cm" loext:contextual-spacing="false" fo:line-height="100%" fo:text-indent="0cm" style:auto-text-indent="false"/>
      <style:text-properties fo:font-style="italic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ns_20_nom1" style:display-name="Sans nom1" style:family="text">
      <style:text-properties fo:font-variant="small-caps"/>
    </style:style>
    <style:style style:name="PetitesMaj" style:family="text">
      <style:text-properties fo:font-variant="small-cap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99cm" fo:margin-right="1.1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Baptiste Camps</meta:initial-creator>
    <meta:creation-date>2010-11-20T18:10:30</meta:creation-date>
    <meta:generator>LibreOffice/5.1.6.2$Linux_X86_64 LibreOffice_project/10m0$Build-2</meta:generator>
    <dc:date>2018-02-14T13:52:32.371792134</dc:date>
    <meta:editing-duration>P2DT18H8M54S</meta:editing-duration>
    <meta:editing-cycles>216</meta:editing-cycles>
    <meta:document-statistic meta:table-count="0" meta:image-count="0" meta:object-count="0" meta:page-count="1" meta:paragraph-count="25" meta:word-count="279" meta:character-count="1872" meta:non-whitespace-character-count="1626"/>
  </office:meta>
</office:document-meta>
</file>